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9f00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recopilar todo lo que has aprendido hasta ahora, crea tu propia ejercicio de PHP que contenga como mínimo lo siguiente:</text:p>
      <text:list text:style-name="L1">
        <text:list-item>
          <text:p text:style-name="P3"><text:bookmark text:name="yui_3_18_1_1_1760077380050_42"/>Aplicación en PHP creando 2 scripts .PHP para trabajar un formulario y manejo de ficheros.</text:p>
        </text:list-item>
        <text:list-item>
          <text:p text:style-name="P3">El fichero NO debe existir, se debe crear la primera vez que guardas el nombre. </text:p>
        </text:list-item>
        <text:list-item>
          <text:p text:style-name="P3"><text:bookmark text:name="yui_3_18_1_1_1760077380050_41"/>El nombre del fichero debe ser el nombre de cada Alumno.TXT</text:p>
        </text:list-item>
        <text:list-item>
          <text:p text:style-name="P3">Datos que debe tener el formulario: Nombres completos, dirección, teléfono, Experiencia 1ª y 2ª y habilidades SW, HW se puede utilizar radio button o cualquier tipo de formato que creáis os va mejor. (Creatividad)</text:p>
        </text:list-item>
        <text:list-item>
          <text:p text:style-name="P3">Se debe escribir en el fichero todo lo que has dado <text:span text:style-name="T1">­</text:span>por INPUT</text:p>
        </text:list-item>
        <text:list-item>
          <text:p text:style-name="P2">Se debe leer el contenido del fichero línea a línea y mostrar por pantalla hasta el final del fichero.</text:p>
        </text:list-item>
      </text:list>
      <text:p text:style-name="P1">Además debes crear el fichero; este fichero será incluido en el php principal para que este utilice las funciones definidas. Es decir, como mínimo vas a necesitar 2 ficheros php.</text:p>
      <text:p text:style-name="P1">El php principal debe contener un formulario con:</text:p>
      <text:list text:style-name="L2">
        <text:list-item>
          <text:p text:style-name="P5">varios input</text:p>
        </text:list-item>
        <text:list-item>
          <text:p text:style-name="P4">un tipo File que permita al usuario subir un fichero de texto al servidor (localhost en nuestro caso).Hay que comprobar el tipo y avisar si no fuera un txt.</text:p>
        </text:list-item>
      </text:list>
      <text:p text:style-name="P1">Nota: el ejercicio en su totalidad debe ser distinto a cualquier otro ya visto y distinto al del resto de compañer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0T08:51:23.800000000</meta:creation-date>
    <dc:date>2025-10-10T10:46:55.988000000</dc:date>
    <meta:editing-duration>PT1H24M10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2" meta:word-count="227" meta:character-count="1250" meta:non-whitespace-character-count="1043"/>
  </office:meta>
</office:document-meta>
</file>